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Costs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9"/>
        <table:table-column table:style-name="co1" table:default-cell-style-name="ce10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1">
          <table:covered-table-cell table:number-columns-repeated="4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Impressão pré projeto</text:p>
          </table:table-cell>
          <table:table-cell office:value-type="currency" office:currency="BRL" office:value="1.1" calcext:value-type="currency">
            <text:p>R$ 1,10</text:p>
          </table:table-cell>
        </table:table-row>
        <table:table-row table:style-name="ro3">
          <table:table-cell table:number-columns-repeated="4"/>
        </table:table-row>
        <table:table-row table:style-name="ro3" table:number-rows-repeated="2">
          <table:table-cell/>
          <table:table-cell table:style-name="ce7"/>
          <table:table-cell/>
          <table:table-cell table:style-name="ce6"/>
        </table:table-row>
        <table:table-row table:style-name="ro2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11" table:formula="of:=SUM([.D4:.D7])" office:value-type="currency" office:currency="BRL" office:value="1.1" calcext:value-type="currency">
            <text:p>R$ 1,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15:43:31.7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2-06T15:46:43.115000000</dc:date>
    <meta:editing-duration>PT2H18M41S</meta:editing-duration>
    <meta:editing-cycles>21</meta:editing-cycles>
    <meta:document-statistic meta:table-count="1" meta:cell-count="11" meta:object-count="0"/>
  </office:meta>
</office:document-meta>
</file>